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fo:font-weight="bold" officeooo:rsid="000ae2eb" officeooo:paragraph-rsid="000ae2eb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4" style:family="paragraph" style:parent-style-name="Standard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0c6c04" officeooo:paragraph-rsid="000c6c04" style:font-weight-asian="bold" style:font-weight-complex="bold"/>
    </style:style>
    <style:style style:name="P5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0c6c04" officeooo:paragraph-rsid="000c6c04" style:font-weight-asian="bold" style:font-weight-complex="bold"/>
    </style:style>
    <style:style style:name="P6" style:family="paragraph" style:parent-style-name="Text_20_body">
      <style:paragraph-properties fo:margin-left="0cm" fo:margin-right="0.173cm" fo:margin-top="0.39cm" fo:margin-bottom="0cm" style:contextual-spacing="false" fo:line-height="121%" fo:text-align="center" style:justify-single-word="false" fo:text-indent="0cm" style:auto-text-indent="false"/>
      <style:text-properties style:font-name="Trebuchet MS" fo:font-weight="bold" officeooo:rsid="000c6c04" officeooo:paragraph-rsid="000c6c04" style:font-weight-asian="bold" style:font-weight-complex="bold"/>
    </style:style>
    <style:style style:name="P7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1b0c23" officeooo:paragraph-rsid="000c6c04" style:font-weight-asian="bold" style:font-weight-complex="bold"/>
    </style:style>
    <style:style style:name="P8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1accc5" officeooo:paragraph-rsid="000c6c04" style:font-weight-asian="bold" style:font-weight-complex="bold"/>
    </style:style>
    <style:style style:name="P9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paragraph-rsid="000c6c04" style:font-weight-asian="bold" style:font-weight-complex="bold"/>
    </style:style>
    <style:style style:name="P10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0d60d3" officeooo:paragraph-rsid="000d60d3" style:font-weight-asian="bold" style:font-weight-complex="bold"/>
    </style:style>
    <style:style style:name="P11" style:family="paragraph" style:parent-style-name="Standard">
      <style:text-properties style:font-name="Trebuchet MS"/>
    </style:style>
    <style:style style:name="P12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normal" officeooo:rsid="001b0c23" officeooo:paragraph-rsid="000c6c04" style:font-weight-asian="normal" style:font-weight-complex="normal"/>
    </style:style>
    <style:style style:name="P13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normal" officeooo:rsid="001accc5" officeooo:paragraph-rsid="000c6c04" style:font-weight-asian="normal" style:font-weight-complex="normal"/>
    </style:style>
    <style:style style:name="P14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officeooo:paragraph-rsid="000c6c04"/>
    </style:style>
    <style:style style:name="P15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1accc5" officeooo:paragraph-rsid="000c6c04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16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b0c23" officeooo:paragraph-rsid="000c6c04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17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0d60d3" officeooo:paragraph-rsid="000d60d3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18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0d60d3" officeooo:paragraph-rsid="000d60d3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19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12c811" officeooo:paragraph-rsid="000fc9db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20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51b57" officeooo:paragraph-rsid="000fc9db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21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04177" officeooo:paragraph-rsid="000fc9db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6c04" style:font-weight-asian="normal" style:font-weight-complex="normal"/>
    </style:style>
    <style:style style:name="T3" style:family="text">
      <style:text-properties fo:font-weight="normal" officeooo:rsid="0012c81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6c04" style:font-weight-asian="bold" style:font-weight-complex="bold"/>
    </style:style>
    <style:style style:name="T6" style:family="text">
      <style:text-properties fo:font-size="12pt" fo:language="es" fo:country="ES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7" style:family="text">
      <style:text-properties fo:font-size="12pt" fo:language="es" fo:country="ES" officeooo:rsid="001b0c23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8" style:family="text">
      <style:text-properties fo:font-size="12pt" fo:language="es" fo:country="ES" officeooo:rsid="000d60d3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9" style:family="text">
      <style:text-properties fo:font-size="12pt" fo:language="es" fo:country="ES" fo:font-weight="normal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10" style:family="text">
      <style:text-properties fo:font-size="12pt" fo:language="es" fo:country="ES" fo:font-weight="normal" officeooo:rsid="000d60d3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11" style:family="text">
      <style:text-properties officeooo:rsid="0012c811"/>
    </style:style>
    <style:style style:name="T12" style:family="text">
      <style:text-properties officeooo:rsid="0013af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lutio Programmers </text:p>
      <text:p text:style-name="P2">Integrantes: </text:p>
      <text:p text:style-name="P11">Brayan David Vera Mesa </text:p>
      <text:p text:style-name="P11">Daniel Orlando Rodriguez Ramirez </text:p>
      <text:p text:style-name="P11">Laia Vianey Carrillo Estupiñan </text:p>
      <text:p text:style-name="P11">Ytzhak Dawidh Carvajal Contreras </text:p>
      <text:p text:style-name="P11"><text:s/></text:p>
      <text:p text:style-name="P2">2. Lluvia de Ideas. </text:p>
      <text:p text:style-name="P11"><text:s/></text:p>
      <text:p text:style-name="P11"><text:span text:style-name="T4">Daniel:</text:span> Un sitio web que se encargue de buscar donaciones para diferentes </text:p>
      <text:p text:style-name="P11">entidades benéficas, con el fin de apoyar a la comunidad. </text:p>
      <text:p text:style-name="P11"/>
      <text:p text:style-name="P11"><text:span text:style-name="T4">Brayan:</text:span> Crear un sitio web a una fundación de mascotas donde aumente la </text:p>
      <text:p text:style-name="P11">visibilidad y sirva como publicidad tanto para la fundación como para las mascotas, </text:p>
      <text:p text:style-name="P11">con el fin de que puedan ser adoptados. </text:p>
      <text:p text:style-name="P11"/>
      <text:p text:style-name="P11"><text:span text:style-name="T4">Laia:</text:span> Crear un sitio web a una fundación para niños con discapacidad físicas y </text:p>
      <text:p text:style-name="P11">cognitivas, en el cuál funcione como publicidad y como un apoyo caritativo hacia esta </text:p>
      <text:p text:style-name="P11">fundación. </text:p>
      <text:p text:style-name="P11"/>
      <text:p text:style-name="P11"><text:span text:style-name="T4">Ytzhak: </text:span>Crear un sitio web que beneficie a los programadores para tener información </text:p>
      <text:p text:style-name="P11">a la mano, acerca de cada lenguaje de programación, y a sí misma, que sea </text:p>
      <text:p text:style-name="P11">interactiva, dando links a cada autor y sus respectivas referencias, ayudando con las </text:p>
      <text:p text:style-name="P11">herramientas y los temas relacionados a ellas. </text:p>
      <text:p text:style-name="P11"/>
      <text:p text:style-name="P11"><text:span text:style-name="T4">Daniel:</text:span> Crear un sitio web que abarque el mercado de las personas fitness y veganas </text:p>
      <text:p text:style-name="P11">donde se vendan alimentos de ese tipo, filtrando los restaurantes. </text:p>
      <text:p text:style-name="P11"/>
      <text:p text:style-name="P11"><text:span text:style-name="T4">Brayan: </text:span>Crear un sitio web que apoye el deporte departamental publicitándolo. </text:p>
      <text:p text:style-name="P11">Tomando la pagina como foco, recibir donaciones, mostrando los resultados del </text:p>
      <text:p text:style-name="P11">equipo y el crecimiento del mismo. </text:p>
      <text:p text:style-name="P11"/>
      <text:p text:style-name="P11"><text:span text:style-name="T4">Daniel:</text:span> Crear un archivo web que se encargue de vender accesorios empresariales, </text:p>
      <text:p text:style-name="P11">tintas, impresoras, servicios de mantenimiento, accesorios de escritorios. </text:p>
      <text:p text:style-name="P11"/>
      <text:p text:style-name="P11"><text:span text:style-name="T4">Brayan:</text:span> Crear un sitio web para tatuadores, donde se puede encontrar información </text:p>
      <text:p text:style-name="P11">acerca de los tatuadores, teniendo en cuenta la ciudad, el estilo que se trabaja y el </text:p>
      <text:p text:style-name="P11">género para manejar mejor comodidad para diferentes tipos de clientes. <text:s/></text:p>
      <text:p text:style-name="P11"/>
      <text:p text:style-name="P11"><text:s/></text:p>
      <text:p text:style-name="P2"><text:soft-page-break/>3. Objetivo del proyecto.</text:p>
      <text:p text:style-name="P2"/>
      <text:p text:style-name="P3">InkMap: Directorios de tatuadores en tu ciudad. </text:p>
      <text:p text:style-name="P3"/>
      <text:p text:style-name="P2">Objetivos: </text:p>
      <text:p text:style-name="P11"/>
      <text:p text:style-name="P11">• Dar información de los tatuadores activos en la localidad, teniendo en </text:p>
      <text:p text:style-name="P11">cuenta las necesidades de cada usuario, direccionándolos al tatuador de </text:p>
      <text:p text:style-name="P11">su preferencia. </text:p>
      <text:p text:style-name="P11"/>
      <text:p text:style-name="P2">4. Tiempos y calendario del proyecto.</text:p>
      <text:p text:style-name="P2"/>
      <text:p text:style-name="P11"><text:span text:style-name="T4">Martes 5 de Noviembre del 2024: </text:span>Conformación del equipo y recolección de ideas. </text:p>
      <text:p text:style-name="P11"><text:span text:style-name="T4">Miércoles 6 de Noviembre – Jueves 7 de Noviembre del 2024:</text:span> Asignación de roles y </text:p>
      <text:p text:style-name="P11">recolección de información relevante. </text:p>
      <text:p text:style-name="P11"><text:span text:style-name="T4">Viernes 8 de Noviembre – Domingo 10 de Noviembre del 2024:</text:span> Inicios del diseño </text:p>
      <text:p text:style-name="P11">visual del sitio web. </text:p>
      <text:p text:style-name="P11"><text:span text:style-name="T4">Lunes 11 de Noviembre del 2024: </text:span>Creación de la presentación. </text:p>
      <text:p text:style-name="P11"><text:span text:style-name="T4">Martes 12 de Noviembre del 2024:</text:span> Presentación del sitio web. </text:p>
      <text:p text:style-name="P11"><text:s/></text:p>
      <text:p text:style-name="P2">5. Resultados Esperados. </text:p>
      <text:p text:style-name="P11">Crear un sitio web estable y responsivo, que facilite el acercamiento del usuario con </text:p>
      <text:p text:style-name="P11">los tatuadores locales, en el cuál haya un filtro que permita encontrar al artista según </text:p>
      <text:p text:style-name="P11">sus preferencias, teniendo en cuenta su portafolio, el estilo, género y experiencia. <text:s/></text:p>
      <text:p text:style-name="P11"/>
      <text:p text:style-name="P7"/>
      <text:p text:style-name="P6">SCRUM</text:p>
      <text:p text:style-name="P7"/>
      <text:p text:style-name="P7">Roles:</text:p>
      <text:p text:style-name="P12"><text:span text:style-name="T4">Daniel Orlando Rodriguez Ramirez:</text:span> Scrum Master</text:p>
      <text:p text:style-name="P14"><text:span text:style-name="T5">Brayan David Vera Mesa: </text:span><text:span text:style-name="T2">Developer</text:span></text:p>
      <text:p text:style-name="P9">Laia Vianey Carrillo Estupiñan: <text:span text:style-name="T2">Developer</text:span></text:p>
      <text:p text:style-name="P4">Ytzhak Dawidh Carvajal Contreras: <text:span text:style-name="T1">Developer</text:span></text:p>
      <text:p text:style-name="P12"/>
      <text:p text:style-name="P8"><text:soft-page-break/>Reuni<text:span text:style-name="T6">ón de visión del proyecto.</text:span></text:p>
      <text:p text:style-name="P15">El cliente desea un sitio web el cual muestre a los tatuadores activos con los usuarios, según su localidad, se plantea que sea a nivel nacional.</text:p>
      <text:p text:style-name="P13"><text:span text:style-name="T6"><text:line-break/>El sitio web debe ser responsive, debe estar divido en diferentes paginas, <text:s/>las cuales son: el estilo de los tatuajes, el genero, la experiencia y la localidad, </text:span><text:span text:style-name="T7">todo esto debe estar como un menu de navegacion en la pagina de inicio, dicho menu de navegación debe desplegar un sub-menu donde se pueda navegar entre los diferentes items </text:span><text:span text:style-name="T6">; debe tener una interfaz amigable en movil, en el ámbito de localidad se planea que tenga un mapa interactivo del sitio </text:span><text:span text:style-name="T7">y el link de la ubicación del estudio</text:span><text:span text:style-name="T6">.</text:span></text:p>
      <text:p text:style-name="P13"><text:span text:style-name="T6"><text:line-break/>El usuario al elegir el tatuador debe mostrar su porfolio, </text:span><text:span text:style-name="T7">la experiencia, los premios ganados (si aplica) </text:span><text:span text:style-name="T6"><text:s/>y su información de contacto, esta ultima debe ir vinculada </text:span><text:span text:style-name="T7">las</text:span><text:span text:style-name="T6"> redes sociales de</text:span><text:span text:style-name="T7">l mismo, que se especifique si trabaja en studio o trabaja domicilio</text:span><text:span text:style-name="T6">; el estilo de la pagina debe variar al momento </text:span><text:span text:style-name="T7">de entrar en un estilo especifico.</text:span></text:p>
      <text:p text:style-name="P16"/>
      <text:p text:style-name="P5"><text:span text:style-name="T7">C</text:span><text:span text:style-name="T6">ronograma de actividades.<text:line-break/>06 de noviembre 2024: </text:span><text:span text:style-name="T9">Reunión de visión del proyecto – Investigación y capacitación por el equipo de developers sobre el framework bulma css, para el desarrollo del proyecto.</text:span></text:p>
      <text:p text:style-name="P5"><text:span text:style-name="T6">07 de noviembre 2024:</text:span><text:span text:style-name="T9"> Reunión de revisión del backlog priori</text:span><text:span text:style-name="T10">zado</text:span><text:span text:style-name="T9"> del producto – Reunión de planificación del sprint, </text:span><text:span text:style-name="T10">maquetación inicial</text:span><text:span text:style-name="T9">. </text:span></text:p>
      <text:p text:style-name="P5"><text:span text:style-name="T6">08 de noviembre </text:span><text:span text:style-name="T8">al 10 de noviembre </text:span><text:span text:style-name="T6">: </text:span><text:span text:style-name="T10">Desarrollo de las páginas de manera exponencial con revisión de errores.</text:span></text:p>
      <text:p text:style-name="P10"><text:span text:style-name="T6">11 de noviembre 2024:</text:span><text:span text:style-name="T9"> Integración de las paginas de las secciones a la pagina inicial.</text:span></text:p>
      <text:p text:style-name="P10"><text:span text:style-name="T6">12 de noviembre 2024: </text:span><text:span text:style-name="T9">Entrega del sitio web y su correspondiente documentación.</text:span></text:p>
      <text:p text:style-name="P17"/>
      <text:p text:style-name="P17"/>
      <text:p text:style-name="P17"><text:soft-page-break/>Daily Standup.</text:p>
      <text:p text:style-name="P18">Se hizo la reunión con el cliente para plantear la visión del sitio web, en paralelo los developers se encargaron de investigar y capacitarse en css bulma.</text:p>
      <text:p text:style-name="P21">Backlog:</text:p>
      <text:p text:style-name="P21">1. <text:span text:style-name="T11">pagina inicial {4 secciones ( localidad </text:span><text:span text:style-name="T12">(bucaramanga, bogota, medellin)</text:span><text:span text:style-name="T11">, experiencia, estilo</text:span><text:span text:style-name="T12">(realismo, tradicional, oriental)</text:span><text:span text:style-name="T11">)</text:span><text:span text:style-name="T1"> </text:span><text:span text:style-name="T3">}</text:span></text:p>
      <text:p text:style-name="P19"/>
      <text:p text:style-name="P20"><text:span text:style-name="T3">p</text:span><text:span text:style-name="T1">riorizar tareaws<text:line-break/><text:line-break/>tareas parte del sprint<text:line-break/><text:line-break/>tareas para cada individuo 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0:57:47.549143500</meta:creation-date>
    <dc:date>2024-11-07T20:03:56.272541028</dc:date>
    <meta:editing-duration>PT10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71" meta:word-count="769" meta:character-count="4877" meta:non-whitespace-character-count="4112"/>
  </office:meta>
</office:document-meta>
</file>